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paragraph-rsid="0004dd87"/>
    </style:style>
    <style:style style:name="P2" style:family="paragraph" style:parent-style-name="Text_20_body" style:list-style-name="L1">
      <style:text-properties officeooo:paragraph-rsid="0004dd87"/>
    </style:style>
    <style:style style:name="P3" style:family="paragraph" style:parent-style-name="Text_20_body" style:list-style-name="L15">
      <style:text-properties officeooo:paragraph-rsid="0004dd87"/>
    </style:style>
    <style:style style:name="P4" style:family="paragraph" style:parent-style-name="Text_20_body" style:list-style-name="L16">
      <style:text-properties officeooo:paragraph-rsid="0004dd87"/>
    </style:style>
    <style:style style:name="P5" style:family="paragraph" style:parent-style-name="Text_20_body" style:list-style-name="L17">
      <style:text-properties officeooo:paragraph-rsid="0004dd87"/>
    </style:style>
    <style:style style:name="P6" style:family="paragraph" style:parent-style-name="Text_20_body" style:list-style-name="L18">
      <style:text-properties officeooo:paragraph-rsid="0004dd87"/>
    </style:style>
    <style:style style:name="P7" style:family="paragraph" style:parent-style-name="Text_20_body" style:list-style-name="L19">
      <style:text-properties officeooo:paragraph-rsid="0004dd87"/>
    </style:style>
    <style:style style:name="P8" style:family="paragraph" style:parent-style-name="Text_20_body" style:list-style-name="L20">
      <style:text-properties officeooo:paragraph-rsid="0004dd87"/>
    </style:style>
    <style:style style:name="P9" style:family="paragraph" style:parent-style-name="Text_20_body" style:list-style-name="L21">
      <style:text-properties officeooo:paragraph-rsid="0004dd87"/>
    </style:style>
    <style:style style:name="P10" style:family="paragraph" style:parent-style-name="Text_20_body" style:list-style-name="L22">
      <style:text-properties officeooo:paragraph-rsid="0004dd87"/>
    </style:style>
    <style:style style:name="P11" style:family="paragraph" style:parent-style-name="Text_20_body" style:list-style-name="L23">
      <style:text-properties officeooo:paragraph-rsid="0004dd87"/>
    </style:style>
    <style:style style:name="P12" style:family="paragraph" style:parent-style-name="Text_20_body" style:list-style-name="L24">
      <style:text-properties officeooo:paragraph-rsid="0004dd87"/>
    </style:style>
    <style:style style:name="P13" style:family="paragraph" style:parent-style-name="Text_20_body" style:list-style-name="L25">
      <style:text-properties officeooo:paragraph-rsid="0004dd87"/>
    </style:style>
    <style:style style:name="P14" style:family="paragraph" style:parent-style-name="Text_20_body" style:list-style-name="L26">
      <style:text-properties officeooo:paragraph-rsid="0004dd87"/>
    </style:style>
    <style:style style:name="P15" style:family="paragraph" style:parent-style-name="Text_20_body" style:list-style-name="L27">
      <style:text-properties officeooo:paragraph-rsid="0004dd87"/>
    </style:style>
    <style:style style:name="P16" style:family="paragraph" style:parent-style-name="Text_20_body">
      <style:text-properties officeooo:paragraph-rsid="0004dd87"/>
    </style:style>
    <style:style style:name="P17" style:family="paragraph" style:parent-style-name="Text_20_body">
      <style:text-properties fo:font-size="13pt" officeooo:paragraph-rsid="0004dd87" style:font-size-asian="13pt" style:font-size-complex="13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Mapeamento Requisitos-Código</text:span></text:p>
      <text:p text:style-name="P16"><text:span text:style-name="T2">Autor: </text:span><text:span text:style-name="T3">Maria Júlia Leonella da Silva Carlos </text:span><text:span text:style-name="T2">Matrícula: </text:span><text:span text:style-name="T3">20230047551</text:span></text:p>
      <text:p text:style-name="P16">Esta seção mapeia os requisitos do projeto (gerais e específicos do tema) para as seções</text:p>
      <text:p text:style-name="P16"><text:s/>correspondentes no código-fonte, demonstrando a aplicação prática dos conceitos estudados e o cumprimento dos objetivos.</text:p>
      <text:p text:style-name="P1">Requisito 1: Threads (Geral)</text:p>
      <text:list text:style-name="L1">
        <text:list-item>
          <text:p text:style-name="P2">Arquivo(s) Relevante(s): <text:span text:style-name="Source_20_Text">Server.cpp</text:span>, <text:span text:style-name="Source_20_Text">client_cli.cpp</text:span>, <text:span text:style-name="Source_20_Text">Logger.cpp</text:span></text:p>
        </text:list-item>
        <text:list-item>
          <text:p text:style-name="P2">Implementação e Justificativa:</text:p>
          <text:list>
            <text:list-item>
              <text:p text:style-name="P2">Servidor: Adota o modelo "thread-por-cliente", onde a função <text:span text:style-name="Source_20_Text">run_accept_loop()</text:span> instancia uma <text:span text:style-name="Source_20_Text">std::thread</text:span> para cada nova conexão aceita. Isso permite o processamento simultâneo e isolado de múltiplos clientes.</text:p>
            </text:list-item>
            <text:list-item>
              <text:p text:style-name="P2">Cliente: Utiliza duas threads para resolver o problema de I/O bloqueante: a thread principal para <text:span text:style-name="Source_20_Text">std::getline</text:span> (entrada do usuário) e uma <text:span text:style-name="Source_20_Text">receiver_thread</text:span> dedicada para <text:span text:style-name="Source_20_Text">recv</text:span> (recebimento de dados da rede), garantindo a responsividade da interface.</text:p>
            </text:list-item>
            <text:list-item>
              <text:p text:style-name="P2">Logger: Possui uma <text:span text:style-name="Source_20_Text">consumer_thread_</text:span> interna, que processa a fila de logs em segundo plano.</text:p>
            </text:list-item>
          </text:list>
        </text:list-item>
      </text:list>
      <text:p text:style-name="P1">Requisito 2: Exclusão Mútua (Geral)</text:p>
      <text:list text:style-name="L15">
        <text:list-item>
          <text:p text:style-name="P3">Arquivo(s) Relevante(s): <text:span text:style-name="Source_20_Text">Server.hpp</text:span>, <text:span text:style-name="Source_20_Text">Server.cpp</text:span>, <text:span text:style-name="Source_20_Text">Logger.cpp</text:span></text:p>
        </text:list-item>
        <text:list-item>
          <text:p text:style-name="P3">Implementação e Justificativa:</text:p>
          <text:list>
            <text:list-item>
              <text:p text:style-name="P3">Servidor: Um <text:span text:style-name="Source_20_Text">std::mutex</text:span> (<text:span text:style-name="Source_20_Text">clients_mutex_</text:span>) protege todo o estado compartilhado (mapas de usuários, credenciais e acesso ao <text:span text:style-name="Source_20_Text">users.txt</text:span>). O <text:span text:style-name="Source_20_Text">std::lock_guard</text:span> é usado em todas as seções críticas para garantir a atomicidade das operações e prevenir race conditions.</text:p>
            </text:list-item>
            <text:list-item>
              <text:p text:style-name="P3">Logger: Um mutex (<text:span text:style-name="Source_20_Text">mtx_</text:span>) protege o acesso à fila de mensagens (<text:span text:style-name="Source_20_Text">message_queue_</text:span>), garantindo que a adição de logs por múltiplas threads seja segura.</text:p>
            </text:list-item>
          </text:list>
        </text:list-item>
      </text:list>
      <text:p text:style-name="P1">Requisito 3: Variáveis de Condição (Geral)</text:p>
      <text:list text:style-name="L16">
        <text:list-item>
          <text:p text:style-name="P4">Arquivo(s) Relevante(s): <text:span text:style-name="Source_20_Text">Logger.hpp</text:span>, <text:span text:style-name="Source_20_Text">Logger.cpp</text:span></text:p>
        </text:list-item>
        <text:list-item>
          <text:p text:style-name="P4">Implementação e Justificativa: A classe <text:span text:style-name="Source_20_Text">Logger</text:span> utiliza uma <text:span text:style-name="Source_20_Text">std::condition_variable</text:span> (<text:span text:style-name="Source_20_Text">cv_</text:span>) para implementar o padrão Produtor-Consumidor de forma eficiente. A thread consumidora "dorme" com <text:span text:style-name="Source_20_Text">cv_.wait()</text:span>, sendo acordada apenas quando há novas mensagens, o que evita o uso de busy-waiting (polling), economizando recursos do sistema.</text:p>
        </text:list-item>
      </text:list>
      <text:p text:style-name="P1">Requisito 4: Monitores (Geral)</text:p>
      <text:list text:style-name="L17">
        <text:list-item>
          <text:p text:style-name="P5">Arquivo(s) Relevante(s): <text:span text:style-name="Source_20_Text">Logger.hpp</text:span>, <text:span text:style-name="Source_20_Text">Logger.cpp</text:span></text:p>
        </text:list-item>
        <text:list-item>
          <text:p text:style-name="P5"><text:soft-page-break/>Implementação e Justificativa: A classe <text:span text:style-name="Source_20_Text">Logger</text:span> é uma implementação prática do padrão Monitor. Ela encapsula o recurso compartilhado (a fila de logs) e todas as primitivas de sincronização (<text:span text:style-name="Source_20_Text">mutex</text:span> e <text:span text:style-name="Source_20_Text">condition_variable</text:span>) em um único objeto, oferecendo uma interface pública (<text:span text:style-name="Source_20_Text">log()</text:span>) que é inerentemente thread-safe.</text:p>
        </text:list-item>
      </text:list>
      <text:p text:style-name="P1">Requisito 5: Sockets (Geral)</text:p>
      <text:list text:style-name="L18">
        <text:list-item>
          <text:p text:style-name="P6">Arquivo(s) Relevante(s): <text:span text:style-name="Source_20_Text">Server.cpp</text:span>, <text:span text:style-name="Source_20_Text">client_cli.cpp</text:span></text:p>
        </text:list-item>
        <text:list-item>
          <text:p text:style-name="P6">Implementação e Justificativa: A API de Sockets Berkeley é a base da comunicação em rede. O servidor usa a sequência <text:span text:style-name="Source_20_Text">socket()</text:span>, <text:span text:style-name="Source_20_Text">bind()</text:span>, <text:span text:style-name="Source_20_Text">listen()</text:span>, <text:span text:style-name="Source_20_Text">accept()</text:span>, e o cliente usa <text:span text:style-name="Source_20_Text">socket()</text:span> e <text:span text:style-name="Source_20_Text">connect()</text:span>. Ambos utilizam <text:span text:style-name="Source_20_Text">send()</text:span> e <text:span text:style-name="Source_20_Text">read()</text:span>/<text:span text:style-name="Source_20_Text">recv()</text:span> para a troca de dados.</text:p>
        </text:list-item>
      </text:list>
      <text:p text:style-name="P1">Requisito 6: Gerenciamento de Recursos (Geral)</text:p>
      <text:list text:style-name="L19">
        <text:list-item>
          <text:p text:style-name="P7">Arquivo(s) Relevante(s): <text:span text:style-name="Source_20_Text">Server.cpp</text:span>, <text:span text:style-name="Source_20_Text">Logger.cpp</text:span></text:p>
        </text:list-item>
        <text:list-item>
          <text:p text:style-name="P7">Implementação e Justificativa: O princípio RAII é aplicado com <text:span text:style-name="Source_20_Text">std::lock_guard</text:span>. Os destrutores (<text:span text:style-name="Source_20_Text">~Server</text:span>, <text:span text:style-name="Source_20_Text">~Logger</text:span>) garantem a liberação de recursos, como o fechamento do socket do servidor e do arquivo de log. A thread do logger é finalizada de forma segura com <text:span text:style-name="Source_20_Text">join()</text:span>.</text:p>
        </text:list-item>
      </text:list>
      <text:p text:style-name="P1">Requisito 7: Tratamento de Erros (Geral)</text:p>
      <text:list text:style-name="L20">
        <text:list-item>
          <text:p text:style-name="P8">Arquivo(s) Relevante(s): <text:span text:style-name="Source_20_Text">Server.cpp</text:span>, <text:span text:style-name="Source_20_Text">client_cli.cpp</text:span>, <text:span text:style-name="Source_20_Text">main.cpp</text:span></text:p>
        </text:list-item>
        <text:list-item>
          <text:p text:style-name="P8">Implementação e Justificativa: Os valores de retorno de chamadas de sistema críticas (ex: <text:span text:style-name="Source_20_Text">socket()</text:span>, <text:span text:style-name="Source_20_Text">bind()</text:span>) são verificados. Erros são reportados no log do servidor ou no <text:span text:style-name="Source_20_Text">stderr</text:span> do cliente, com encerramento do programa em casos irrecuperáveis.</text:p>
        </text:list-item>
      </text:list>
      <text:p text:style-name="P1">Requisito 8: Logging Concorrente (Tema)</text:p>
      <text:list text:style-name="L21">
        <text:list-item>
          <text:p text:style-name="P9">Arquivo(s) Relevante(s): <text:span text:style-name="Source_20_Text">Logger.hpp</text:span>, <text:span text:style-name="Source_20_Text">Logger.cpp</text:span>, <text:span text:style-name="Source_20_Text">Server.cpp</text:span></text:p>
        </text:list-item>
        <text:list-item>
          <text:p text:style-name="P9">Implementação e Justificativa: Foi implementado um sistema de logging concorrente do zero na classe <text:span text:style-name="Source_20_Text">Logger</text:span>, em vez de usar <text:span text:style-name="Source_20_Text">libtslog</text:span>, para demonstrar de forma mais aprofundada o domínio dos conceitos de mutex, variáveis de condição e do padrão Monitor, que são requisitos centrais do projeto. Os logs são salvos de forma segura em <text:span text:style-name="Source_20_Text">chat_server.log</text:span>.</text:p>
        </text:list-item>
      </text:list>
      <text:p text:style-name="P1">Requisito 9: Documentação (Geral)</text:p>
      <text:list text:style-name="L22">
        <text:list-item>
          <text:p text:style-name="P10">Arquivo(s) Relevante(s): <text:span text:style-name="Source_20_Text">DiagramaEtapa3.jpg</text:span></text:p>
        </text:list-item>
        <text:list-item>
          <text:p text:style-name="P10">Implementação e Justificativa: Um diagrama de sequência foi criado para ilustrar o fluxo de comunicação entre múltiplos clientes e o servidor, incluindo a conexão, o broadcast de mensagens e a desconexão.</text:p>
        </text:list-item>
      </text:list>
      <text:p text:style-name="P1">Requisito 10: Build (Geral)</text:p>
      <text:list text:style-name="L23">
        <text:list-item>
          <text:p text:style-name="P11">Arquivo(s) Relevante(s): <text:span text:style-name="Source_20_Text">Makefile</text:span></text:p>
        </text:list-item>
        <text:list-item>
          <text:p text:style-name="P11"><text:soft-page-break/>Implementação e Justificativa: Um <text:span text:style-name="Source_20_Text">Makefile</text:span> automatiza a compilação do servidor (<text:span text:style-name="Source_20_Text">chat_server</text:span>) e do cliente (<text:span text:style-name="Source_20_Text">chat_client</text:span>), definindo as flags necessárias (<text:span text:style-name="Source_20_Text">-std=c++17</text:span>, <text:span text:style-name="Source_20_Text">-pthread</text:span>) e gerenciando as dependências dos arquivos.</text:p>
        </text:list-item>
      </text:list>
      <text:p text:style-name="P1">Requisito 11: Uso de IA/LLMs (Geral)</text:p>
      <text:list text:style-name="L24">
        <text:list-item>
          <text:p text:style-name="P12">Arquivo(s) Relevante(s): <text:span text:style-name="Source_20_Text">RELATORIO.md</text:span></text:p>
        </text:list-item>
        <text:list-item>
          <text:p text:style-name="P12">Implementação e Justificativa: O relatório de análise crítica foi desenvolvido em diálogo com um LLM para investigar e validar as decisões de design de concorrência, conforme detalhado no próprio documento.</text:p>
        </text:list-item>
      </text:list>
      <text:p text:style-name="P1">Requisito 12: Broadcast de Mensagens (Tema)</text:p>
      <text:list text:style-name="L25">
        <text:list-item>
          <text:p text:style-name="P13">Arquivo(s) Relevante(s): <text:span text:style-name="Source_20_Text">Server.cpp</text:span></text:p>
        </text:list-item>
        <text:list-item>
          <text:p text:style-name="P13">Implementação e Justificativa: A função <text:span text:style-name="Source_20_Text">broadcast_message</text:span> é chamada quando uma mensagem pública é recebida. Ela itera sobre la lista de usuários autenticados e envia a mensagem para todos, exceto o remetente original. O acesso à lista é protegido por mutex.</text:p>
        </text:list-item>
      </text:list>
      <text:p text:style-name="P1">Requisito 13: Autenticação e Registro (Opcional)</text:p>
      <text:list text:style-name="L26">
        <text:list-item>
          <text:p text:style-name="P14">Arquivo(s) Relevante(s): <text:span text:style-name="Source_20_Text">Server.cpp</text:span>, <text:span text:style-name="Source_20_Text">client_cli.cpp</text:span>, <text:span text:style-name="Source_20_Text">users.txt</text:span></text:p>
        </text:list-item>
        <text:list-item>
          <text:p text:style-name="P14">Implementação e Justificativa: Um sistema de contas completo foi implementado. O servidor gerencia os comandos <text:span text:style-name="Source_20_Text">AUTH</text:span> e <text:span text:style-name="Source_20_Text">REGISTER</text:span>, validando credenciais e persistindo novos usuários no arquivo <text:span text:style-name="Source_20_Text">users.txt</text:span>. Todo o processo é protegido por mutex para garantir a atomicidade das operações.</text:p>
        </text:list-item>
      </text:list>
      <text:p text:style-name="P1">Requisito 14: Mensagens Privadas (Opcional)</text:p>
      <text:list text:style-name="L27">
        <text:list-item>
          <text:p text:style-name="P15">Arquivo(s) Relevante(s): <text:span text:style-name="Source_20_Text">Server.cpp</text:span></text:p>
        </text:list-item>
        <text:list-item>
          <text:p text:style-name="P15">Implementação e Justificativa: A funcionalidade foi implementada com o comando <text:span text:style-name="Source_20_Text">/priv &lt;usuário&gt; &lt;mensagem&gt;</text:span>. O servidor possui uma lógica (<text:span text:style-name="Source_20_Text">handle_private_message</text:span>) para parsear o comando, encontrar o socket do destinatário no mapa <text:span text:style-name="Source_20_Text">username_to_socket_</text:span> e enviar a mensagem diretamente, garantindo a privacidade.</text:p>
        </text:list-item>
      </text:list>
      <text:p text:style-name="P1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22:15.783337279</meta:creation-date>
    <dc:date>2025-10-06T14:23:52.007446359</dc:date>
    <meta:editing-duration>PT1M36S</meta:editing-duration>
    <meta:editing-cycles>1</meta:editing-cycles>
    <meta:document-statistic meta:table-count="0" meta:image-count="0" meta:object-count="0" meta:page-count="3" meta:paragraph-count="51" meta:word-count="809" meta:character-count="5757" meta:non-whitespace-character-count="5031"/>
    <meta:generator>LibreOffice/24.2.7.2$Linux_X86_64 LibreOffice_project/420$Build-2</meta:generator>
  </office:meta>
</office:document-meta>
</file>